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38%" fo:text-indent="0.5in" style:auto-text-indent="false"/>
    </style:style>
    <style:style style:name="P2" style:family="paragraph" style:parent-style-name="Standard" style:master-page-name="Standard">
      <style:paragraph-properties fo:margin-left="0in" fo:margin-right="0in" fo:margin-top="0in" fo:margin-bottom="0in" loext:contextual-spacing="false" fo:line-height="138%" fo:text-indent="0.5in" style:auto-text-indent="false" style:page-number="1"/>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fo:font-size="12pt" style:font-size-asian="12pt" style:font-size-complex="12pt"/>
    </style:style>
    <style:style style:name="P5" style:family="paragraph" style:parent-style-name="Standard">
      <style:paragraph-properties fo:margin-top="0in" fo:margin-bottom="0in" loext:contextual-spacing="false"/>
      <style:text-properties fo:font-size="12pt" fo:font-style="italic" style:font-size-asian="12pt" style:font-style-asian="italic" style:font-size-complex="12pt"/>
    </style:style>
    <style:style style:name="P6" style:family="paragraph" style:parent-style-name="Standard">
      <style:paragraph-properties fo:margin-top="0in" fo:margin-bottom="0in" loext:contextual-spacing="false" fo:line-height="138%"/>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 week ago a vampire found herself stuck in a coffin. Were she like the stock vampires that the European Council--or “EC” for short--pumps out every month, she would be in trouble. Such vampires would remained trapped and eventually go mad to the point they would have to bite their own tongue cleanly off just to taste some sort of blood.</text:span></text:p>
      <text:p text:style-name="P4"/>
      <text:p text:style-name="P1"><text:span text:style-name="T1">That would be the fate of a common vampire in her situation. It was not their fault. Their blood was simply designed to be weak.</text:span></text:p>
      <text:p text:style-name="P4"/>
      <text:p text:style-name="P6"><text:span text:style-name="T1"><text:tab/>In the darkness of the coffin, her eyes glowed hot red. She balled her right hand into a fist and, despite the lack of space in the coffin, she thrusted forward. She went through the splintered wood she had already created and found herself hitting something metallic once more. Whatever was on top of the coffin she was in, she felt it move a little.</text:span></text:p>
      <text:p text:style-name="P4"/>
      <text:p text:style-name="P6"><text:span text:style-name="T1"><text:tab/></text:span><text:span text:style-name="T2">One more hit</text:span><text:span text:style-name="T1">, she thought.</text:span></text:p>
      <text:p text:style-name="P4"/>
      <text:p text:style-name="P6"><text:span text:style-name="T1"><text:tab/>With a snarl that was tugging at the corners of her lips, she thrusted again but, this time, angled to the right. She felt the metallic object lift up and away, clashing down onto the floor. Yellow light spilled through the coffin from an overhanging chandelier.</text:span></text:p>
      <text:p text:style-name="P4"/>
      <text:p text:style-name="P6"><text:span text:style-name="T1"><text:tab/>Her hand, now outside of the coffin, searched for the latch. She felt the familiar smooth grooves of hardwood that had been waxed thoroughly that it would make it waterproof. After a few moments, she found something--a mix of metal and wood in the shape of a topless mermaid. This was the latch she remembered on the coffin before she stow herself away in it to cross the Atlantic ocean.</text:span></text:p>
      <text:p text:style-name="P4"/>
      <text:p text:style-name="P6"><text:span text:style-name="T1"><text:tab/>She had only time to hold and twist the latch when she heard the sound of a door opening. With no time to think further, she retracted her arm and kicked instead. The coffin door flew away backward, slammed into the wall before crashing down.</text:span></text:p>
      <text:p text:style-name="P4"/>
      <text:p text:style-name="P6"><text:span text:style-name="T1"><text:tab/>“You’re lucky the music is so loud.”</text:span></text:p>
      <text:p text:style-name="P4"/>
      <text:p text:style-name="P6"><text:span text:style-name="T1"><text:tab/>She emerged from the coffin like she had been asleep in there for centuries, eyes still glowing red as she locked onto the speaker standing by a slightly opened door. Multi colored light with shades of red, purple and yellow peaked out from behind the door in an array of overlaid triangles. Bass pounding music was muffled in a way to tell her that the dance floor was not far.</text:span></text:p>
      <text:p text:style-name="P4"/>
      <text:p text:style-name="P6"><text:span text:style-name="T1"><text:tab/>“Whoa there. Zea, I presume?”</text:span></text:p>
      <text:p text:style-name="P4"/>
      <text:p text:style-name="P6"><text:soft-page-break/><text:span text:style-name="T1"><text:tab/>Zea’s eyes changed to her normal light blue eyes. She nodded at the speaker but kept her sight on them. The speaker was a black haired man, clean shaven, wearing a black hooded sweater and a drop crotch pants. He closed the door before making a slight forward bow though making sure to avoid eye contact.</text:span></text:p>
      <text:p text:style-name="P4"/>
      <text:p text:style-name="P6"><text:span text:style-name="T1"><text:tab/>“I’m Peter Gilbert. Your contact and point for you in London,” he said.</text:span></text:p>
      <text:p text:style-name="P4"/>
      <text:p text:style-name="P6"><text:span text:style-name="T1"><text:tab/>“Yes, I know that,” she said curtly. She looked down and saw a metal safe with a good dent at the side. “You were told to put me in a secure place not trap me.”</text:span></text:p>
      <text:p text:style-name="P4"/>
      <text:p text:style-name="P6"><text:span text:style-name="T1"><text:tab/>“You are. This is the nightclub, Eternity, where most non EC members like to party. Sorry about that. I had not anticipated the humans to put your equipment on top of your coffin.” He looked at the safe with a bit of wonder. His kind was strong but to make a dent into thick metal while trapped in a confined space such as a coffin was certainly impressive. Perhaps this Zea was one of Elizabeth's first turned? He had heard rumors that the American vampire ran the blood of a very powerful and ancient vampire.</text:span></text:p>
      <text:p text:style-name="P4"/>
      <text:p text:style-name="P6"><text:span text:style-name="T1"><text:tab/>“Most?” Zea got out of the coffin. “I don't know if I should kill you for being an EC mole or an idiot that will endanger us all.”</text:span></text:p>
      <text:p text:style-name="P4"/>
      <text:p text:style-name="P6"><text:span text:style-name="T1"><text:tab/>Peter lips twitched nervously. “There is an informant. She’s an EC but--”</text:span></text:p>
      <text:p text:style-name="P4"/>
      <text:p text:style-name="P6"><text:span text:style-name="T1"><text:tab/>“Where is she?” Zea had no patience. She wanted to be done with the assignment and be back in the States as soon as she can. She went to the safe and yanked out the front like she plucking out a napkin from a kleenex box.</text:span></text:p>
      <text:p text:style-name="P4"/>
      <text:p text:style-name="P6"><text:span text:style-name="T1"><text:tab/>“In the main,” his voice trailed off as she watched Zea retrieved her weapons and gear from the safe. He watched the her strap a geometric black sword onto her back as well as a traditional katana on her hips. “Um, you aren’t planning on shooting up this place?”</text:span></text:p>
      <text:p text:style-name="P4"/>
      <text:p text:style-name="P6"><text:span text:style-name="T1"><text:tab/>Zea loaded a shotgun. “If it requires to.” She finished putting on her equipment by strapping on some throwing knives and hand-grenades to the inner sides of her leather jacket and belt respectively.</text:span></text:p>
      <text:p text:style-name="P4"/>
      <text:p text:style-name="P6"><text:span text:style-name="T1"><text:tab/>Peter eyed warily at the now fully armed Zea. He had heard that Elizabeth’s agents were as much decked out with anti-vampire weapons as the Hunters. He hunched a little as he made the mistake of leveling his eyes with Zea’s sharp blue ones.</text:span></text:p>
      <text:p text:style-name="P4"/>
      <text:p text:style-name="P1"><text:span text:style-name="T1">Zea nostrils flared. Peter didn’t have any weapons. “You’ve got to be kidding me. Were you planning on visiting our EC informant unarmed?”</text:span></text:p>
      <text:p text:style-name="P4"><text:soft-page-break/></text:p>
      <text:p text:style-name="P1"><text:span text:style-name="T1">“Well--”</text:span></text:p>
      <text:p text:style-name="P4"/>
      <text:p text:style-name="P1"><text:span text:style-name="T1">“Here!” She removed the shotgun she had over her shoulder and tossed it to Peter who caught it. “I didn’t put the safety on. If some shit EC runs at you, pull the trigger. You don’t even have to aim accurately. Just in their direction but be careful of the blowback. It will hurt you just as much as it will with them.”</text:span></text:p>
      <text:p text:style-name="P4"/>
      <text:p text:style-name="P1"><text:span text:style-name="T1">Peter gulped and nodded. He understood the implication that the shotgun’s bullets were not regular ones and he was sure they were probably filled with holy water or something far worse. He swung the shotgun over his shoulder.</text:span></text:p>
      <text:p text:style-name="P4"/>
      <text:p text:style-name="P1"><text:span text:style-name="T1">“Now, take me to your informant.”</text:span></text:p>
      <text:p text:style-name="P4"/>
      <text:p text:style-name="P1"><text:span text:style-name="T1">Peter nodded. “Follow me.”</text:span></text:p>
      <text:p text:style-name="P4"/>
      <text:p text:style-name="P1"><text:span text:style-name="T1">He led Zea out of the room they were in and into a dark hallway that glowed in a shuffling colors of purple, red and yellow. The bass of the music thrummed throughout the walls and floors of the hallway. As they walked down on it, the bass of the music started to climb into their bodies that even their bones felt it.</text:span></text:p>
      <text:p text:style-name="P4"/>
      <text:p text:style-name="P1"><text:span text:style-name="T1">“The informant is also a servant of Prince Drake,” said Peter offhandedly. He sneaked a peak at Zea to see her reaction. She had none. “You have heard of Drake?”</text:span></text:p>
      <text:p text:style-name="P4"/>
      <text:p text:style-name="P1"><text:span text:style-name="T1">“The Brat Prince. Yes,” said Zea. They arrived at another door. The sound behind it was reverberating with far more intensity than what they felt so far. “You do plan on taking us somewhere where we can hear each other?”</text:span></text:p>
      <text:p text:style-name="P4"/>
      <text:p text:style-name="P1"><text:span text:style-name="T1">“Of course. Just follow me,” said Peter before opening the door.</text:span></text:p>
      <text:p text:style-name="P4"/>
      <text:p text:style-name="P1"><text:span text:style-name="T1">When they took a step in through the door, bodies on the dancefloor were cloaked in darkness, despite the dazzling colored lights. The bodies were too busy dancing to the rhythm of the heavy bass music that they did not notice the two armed figures among them.</text:span></text:p>
      <text:p text:style-name="P4"/>
      <text:p text:style-name="P1"><text:soft-page-break/><text:span text:style-name="T1">Peter hoped Zea would be able to follow him as he weaved in and around chunks of bodies towards the other side of the dancefloor. At one point he didn’t even feel her presence but when he looked back he was surprised that she was there ever so intense. He made no effort to ask her if she was alright. It would have been stupid. Plus there was the music.</text:span></text:p>
      <text:p text:style-name="P4"/>
      <text:p text:style-name="P1"><text:span text:style-name="T1">Peter and Zea arrived at the other side of the dance floor the moment the floor sunked to a lower level. Before them was an enclave of booths. The booths were purple plush, tall backs and all facing away from the dancefloor.</text:span></text:p>
      <text:p text:style-name="P4"/>
      <text:p text:style-name="P1"><text:span text:style-name="T1">Noticeably, the music faded into the background.</text:span></text:p>
      <text:p text:style-name="P4"/>
      <text:p text:style-name="P1"><text:span text:style-name="T1">“This area is built to have the sound move away. For conversation.” Peter cleared his throat. “To better answer your previous question.”</text:span></text:p>
      <text:p text:style-name="P4"/>
      <text:p text:style-name="P1"><text:span text:style-name="T1">“Your first answer was sufficient enough.” Zea sensed two beings were behind them. However, she didn’t relay this to Peter. The man was already skittish with just her alone.</text:span></text:p>
      <text:p text:style-name="P4"/>
      <text:p text:style-name="P6"><text:span text:style-name="T1"><text:tab/>“Of course. I apologize,” said Peter as he pulled on his collar.</text:span></text:p>
      <text:p text:style-name="P4"/>
      <text:p text:style-name="P1"><text:span text:style-name="T1">Two shadows swooped around them as they made their way to one of the booths. Glowing eyes watched them when they approached a particular booth with a young curly brunette haired woman. She had bulging eyes that seem too big for her head.</text:span></text:p>
      <text:p text:style-name="P4"/>
      <text:p text:style-name="P1"><text:span text:style-name="T1">“Guns, Peter? Really? Do you not trust me?” said the young woman.</text:span></text:p>
      <text:p text:style-name="P4"/>
      <text:p text:style-name="P1"><text:span text:style-name="T1">Peter was about to answer but Zea beat him to it. “All of your people are armed. How could we not?”</text:span></text:p>
      <text:p text:style-name="P4"/>
      <text:p text:style-name="P1"><text:span text:style-name="T1">The young woman tilted her head amusingly to Zea. “Ah, the Agent of Elizabeth.”</text:span></text:p>
      <text:p text:style-name="P4"/>
      <text:p text:style-name="P1"><text:span text:style-name="T1">“And you are?” said Zea as she crossed her arms.</text:span></text:p>
      <text:p text:style-name="P4"><text:soft-page-break/></text:p>
      <text:p text:style-name="P1"><text:span text:style-name="T1">The young woman pursed her lips. “Nova Sinclair of House Drake.” She waved a hand and two armed men in black suits dissipated out of the shadows that had passed by Zea and Peter moments ago. They stood on either side of the pair with guns in their hands. “One can’t be too carefree in such a time. Earlier this year, an Ordained wiped out House Decour.”</text:span></text:p>
      <text:p text:style-name="P4"/>
      <text:p text:style-name="P1"><text:span text:style-name="T1">Peter cleared his throat. “Um, Lady Sinclair, you wished to discuss something with us?”</text:span></text:p>
      <text:p text:style-name="P4"/>
      <text:p text:style-name="P1"><text:span text:style-name="T1">Nova kept her eye on Zea as she addressed Peter’s question. “Yes, of course. Please take a seat.”</text:span></text:p>
      <text:p text:style-name="P4"/>
      <text:p text:style-name="P1"><text:span text:style-name="T1">Only Peter sat down on the other side of the booth. Zea just stood in place as well as the black suited vampires.</text:span></text:p>
      <text:p text:style-name="P4"/>
      <text:p text:style-name="P1"><text:span text:style-name="T1">“Truly.” Nova jutted her chin at Zea. “I much prefer you sit as you are my guest.”</text:span></text:p>
      <text:p text:style-name="P4"/>
      <text:p text:style-name="P1"><text:span text:style-name="T1">“No, I’m good,” said Zea.</text:span></text:p>
      <text:p text:style-name="P4"/>
      <text:p text:style-name="P1"><text:span text:style-name="T1">“She’s a charming one,” smiled Nova.</text:span></text:p>
      <text:p text:style-name="P4"/>
      <text:p text:style-name="P1"><text:span text:style-name="T1">“Elizabeth’s best as I was told,” said Peter. His eyes nervously looked back and forth between Nova and Zea.</text:span></text:p>
      <text:p text:style-name="P4"/>
      <text:p text:style-name="P1"><text:span text:style-name="T1">“Well, I would much prefer if Elizabeth was here personally but I guess it can’t be helped being the Council’s number four on their hit list.”</text:span></text:p>
      <text:p text:style-name="P4"/>
      <text:p text:style-name="P1"><text:span text:style-name="T1">“Only four?” scoffed Zea.</text:span></text:p>
      <text:p text:style-name="P4"/>
      <text:p text:style-name="P1"><text:soft-page-break/><text:span text:style-name="T1">“And she has a humor!” Nova leaned back and smiled in such a way to show her fangs. “Number one are the Witches. Two Hunters. Werewolves a distant three. Your master, is four.”</text:span></text:p>
      <text:p text:style-name="P4"/>
      <text:p text:style-name="P1"><text:span text:style-name="T1">“Fourth out of four?”</text:span></text:p>
      <text:p text:style-name="P4"/>
      <text:p text:style-name="P1"><text:span text:style-name="T1">“I know that’s disappointing. Tell her to make the explosions bigger,” laughed Nova.</text:span></text:p>
      <text:p text:style-name="P4"/>
      <text:p text:style-name="P1"><text:span text:style-name="T1">Zea remained neutral.</text:span></text:p>
      <text:p text:style-name="P4"/>
      <text:p text:style-name="P1"><text:span text:style-name="T1">“And her humor continues.” Nova leaned forward and clasped her hands together. “Now, shall we go into what I wanted to discuss?”</text:span></text:p>
      <text:p text:style-name="P4"/>
      <text:p text:style-name="P1"><text:span text:style-name="T1">Zea nodded.</text:span></text:p>
      <text:p text:style-name="P4"/>
      <text:p text:style-name="P1"><text:span text:style-name="T1">“The Council had gotten information that one of Abaris scrolls is to be auctioned at the Barclays bank on Sutton soon.”</text:span></text:p>
      <text:p text:style-name="P4"/>
      <text:p text:style-name="P1"><text:span text:style-name="T1">Peter lifted an eyebrow, but before he could speak, Zea cutted in.</text:span></text:p>
      <text:p text:style-name="P4"/>
      <text:p text:style-name="P1"><text:span text:style-name="T1">“So what?”</text:span></text:p>
      <text:p text:style-name="P4"/>
      <text:p text:style-name="P1"><text:span text:style-name="T1">Nova shook her head. “I don’t think I would risk my life just to tell an agent of Elizabeth about old rolled up parchment. Now may I explain?”</text:span></text:p>
      <text:p text:style-name="P4"/>
      <text:p text:style-name="P1"><text:span text:style-name="T1">Zea flared her nostril. “Continue.”</text:span></text:p>
      <text:p text:style-name="P4"><text:soft-page-break/></text:p>
      <text:p text:style-name="P1"><text:span text:style-name="T1">“Abaris was an Apollian priest in ancient Greece. He was renowned for his knowledge and medicine. However, what it is not often spoken about, was that he was an occultist with an obsession with immortality,” said Nova. “He came upon one of the pages of the Sisters of Dawn’s gimorie.”</text:span></text:p>
      <text:p text:style-name="P4"/>
      <text:p text:style-name="P1"><text:span text:style-name="T1">“So was what in the Sisters of Dawn’s gimorie gave him the immortality that he seeked?” said Peter.</text:span></text:p>
      <text:p text:style-name="P4"/>
      <text:p text:style-name="P1"><text:span text:style-name="T1">“Obviously not.” Zea rolled her eyes and Peter sucked into his shoulders.</text:span></text:p>
      <text:p text:style-name="P4"/>
      <text:p text:style-name="P1"><text:span text:style-name="T1">“I don’t know but the Council is very much interested in the scroll, hoping that it is an authentic piece from the Sisters of Dawn’s gimorie,” said Nova.</text:span></text:p>
      <text:p text:style-name="P4"/>
      <text:p text:style-name="P1"><text:span text:style-name="T1">“Bullshit. We already have immorality,” said Zea.</text:span></text:p>
      <text:p text:style-name="P4"/>
      <text:p text:style-name="P1"><text:span text:style-name="T1">“Exactly,” said Nova. “So it must be something else. Something that caught Prince Drake’s attention.” Her voice dropped even lower. “All I know is that he intends to use it against the Council.”</text:span></text:p>
      <text:p text:style-name="P4"/>
      <text:p text:style-name="P1"><text:span text:style-name="T1">“So why not the EC just take out Drake?” said Zea.</text:span></text:p>
      <text:p text:style-name="P4"/>
      <text:p text:style-name="P1"><text:span text:style-name="T1">“Because he still their prince,” said Nova. “I was hoping that Elizabeth would take the scroll instead.”</text:span></text:p>
      <text:p text:style-name="P4"/>
      <text:p text:style-name="P1"><text:span text:style-name="T1">“Destruction of the EC is one of our goals. So no,” said Zea.</text:span></text:p>
      <text:p text:style-name="P4"/>
      <text:p text:style-name="P1"><text:span text:style-name="T1">“Not if it killed all vampires in the world except the holder,” said Nova.</text:span></text:p>
      <text:p text:style-name="P4"/>
      <text:p text:style-name="P1"><text:soft-page-break/><text:span text:style-name="T1">“I thought you said you didn’t know.”</text:span></text:p>
      <text:p text:style-name="P4"/>
      <text:p text:style-name="P1"><text:span text:style-name="T1">“I lied.”</text:span></text:p>
      <text:p text:style-name="P4"/>
      <text:p text:style-name="P1"><text:span text:style-name="T1">In two quick flashes, the two black suited men’s heads were on the floor. Zea now stood with her geometric sword, stained with their blood, in her hand of her outstretched arm. Without turning, she spoke at Peter. “Get up.”</text:span></text:p>
      <text:p text:style-name="P4"/>
      <text:p text:style-name="P1"><text:span text:style-name="T1">Peter shot up and pulled his shotgun forward. Faces and fangs emerged. A chorus of growling can be heard over the backdrop of the music.</text:span></text:p>
      <text:p text:style-name="P4"/>
      <text:p text:style-name="P1"><text:span text:style-name="T1">Nova licked her lips. “You’re surrounded.”</text:span></text:p>
      <text:p text:style-name="P4"/>
      <text:p text:style-name="P1"><text:span text:style-name="T1">Zea grinned. “And that’s a bad thing?” She pulled out a grenade from her jacket with her free hand and tossed it into the air.</text:span></text:p>
      <text:p text:style-name="P4"/>
      <text:p text:style-name="P1"><text:span text:style-name="T1">Nova’s and Peter’s eyes went wide.</text:span></text:p>
      <text:p text:style-name="P4"/>
      <text:p text:style-name="P1"><text:span text:style-name="T1">The grenade exploded mid air, releasing a dense fog. It enveloped the area quickly, blocking everyone’s vision—supernatural or not. Screams and shouts could be heard.</text:span></text:p>
      <text:p text:style-name="P4"/>
      <text:p text:style-name="P1"><text:span text:style-name="T1">“Fucking, bitch--”</text:span></text:p>
      <text:p text:style-name="P4"/>
      <text:p text:style-name="P1"><text:span text:style-name="T1">“Closed your eyes!”</text:span></text:p>
      <text:p text:style-name="P4"/>
      <text:p text:style-name="P1"><text:span text:style-name="T1">“Cover your mouths!”</text:span></text:p>
      <text:p text:style-name="P4"><text:soft-page-break/></text:p>
      <text:p text:style-name="P1"><text:span text:style-name="T1">“Run!”</text:span></text:p>
      <text:p text:style-name="P4"/>
      <text:p text:style-name="P1"><text:span text:style-name="T1">Gunshots rattled off. Peter eyes stung and his throat burned like fire. Then he felt someone place a mask over his face. He turned to the person and saw that it was Zea who was also sporting, albeit a different one than his, a mask. The mask that Zea wore had the the top half a very dark tinted glass and the bottom half a gun metal with a strange reflection.</text:span></text:p>
      <text:p text:style-name="P4"/>
      <text:p text:style-name="P1"><text:span text:style-name="T1">“And, of course, you didn’t bring a mask,” said Zea. “Just shoot.”</text:span></text:p>
      <text:p text:style-name="P4"/>
      <text:p text:style-name="P1"><text:span text:style-name="T1">“But I can’t see,” blurted Peter. All he could see around them was the fog and the occasional dulled colors of the lights.</text:span></text:p>
      <text:p text:style-name="P4"/>
      <text:p text:style-name="P1"><text:span text:style-name="T1">“It doesn’t matter. They’re all ECs!” barked Zea. She moved her geometric sword in an arc and it founded itself a couple of heads.</text:span></text:p>
      <text:p text:style-name="P4"/>
      <text:p text:style-name="P1"><text:span text:style-name="T1">Peter didn’t need another incentive and started shooting.</text:span></text:p>
      <text:p text:style-name="P4"/>
      <text:p text:style-name="P1"><text:span text:style-name="T1">Zea sliced and slashed as she dashed away. Each swing taking an arm or head. In the background, there were flashes of Peter’s shotgun going off. That should be enough distraction as she headed for her target.</text:span></text:p>
      <text:p text:style-name="P4"/>
      <text:p text:style-name="P1"><text:span text:style-name="T1">Her target tried to be clever.</text:span></text:p>
      <text:p text:style-name="P4"/>
      <text:p text:style-name="P1"><text:span text:style-name="T1">Zea found the door. With a kick, she sent the door flinging backward. She stepped in.</text:span></text:p>
      <text:p text:style-name="P4"/>
      <text:p text:style-name="P1"><text:span text:style-name="T1">Her target didn’t know she had been watching them in her coffin.</text:span></text:p>
      <text:p text:style-name="P4"/>
      <text:p text:style-name="P1"><text:soft-page-break/><text:span text:style-name="T1">Zea stood towering over a cowering Nova with her sword. Fog seeping from behind her like ghostly fingers. She pointed her sword, blood dripping at the tip, at Nova. “A projection won’t hide you from me.”</text:span></text:p>
      <text:p text:style-name="P4"/>
      <text:p text:style-name="P1"><text:span text:style-name="T1">“How did you know?” croaked Nova.</text:span></text:p>
      <text:p text:style-name="P4"/>
      <text:p text:style-name="P1"><text:span text:style-name="T1">Nova’s head fell and rolled on the ground until it stopped at Zea’s boots. Zea sheathed her sword behind her back before making a low whistle. A metal black prism emerged from the wall and landed on her shoulder. It was a mini drone that she had attached on her coffin before she made her trip overseas. She took it and tucked it into her jacket. “You did well,” she said like a proud parent.</text:span></text:p>
      <text:p text:style-name="P4"/>
      <text:p text:style-name="P1"><text:span text:style-name="T1">Then she noticed there were no more sound except for the low heavy bass music. The fight was over. She turned around and exited.</text:span></text:p>
      <text:p text:style-name="P4"/>
      <text:p text:style-name="P1"><text:span text:style-name="T1">The fog had dissipated. Among the bodies and leaning on the shotgun, was Peter. His mask was gone. He was bleeding on one side of his face as well as a line of blood running along one of his arms.</text:span></text:p>
      <text:p text:style-name="P4"/>
      <text:p text:style-name="P1"><text:span text:style-name="T1">“Impressive. You’re still alive.”</text:span></text:p>
      <text:p text:style-name="P4"/>
      <text:p text:style-name="P1"><text:span text:style-name="T1">Peter smiled, a fang was missing. “Tha--”</text:span></text:p>
      <text:p text:style-name="P4"/>
      <text:p text:style-name="P1"><text:span text:style-name="T1">Something sliced his cheek. He turned around in time to see a vampire slumped down onto his knees with a knife embedded in his forehead. It was an awkward position as it seem like the vampire was taking a nap on his knees.</text:span></text:p>
      <text:p text:style-name="P4"/>
      <text:p text:style-name="P1"><text:span text:style-name="T1">Peter gulped. He didn’t really see Zea move but he was sure it was her. He recognized the knife as one of the ones that Zea packed under her jacket earlier.</text:span></text:p>
      <text:p text:style-name="P4"/>
      <text:p text:style-name="P1"><text:span text:style-name="T1">Zea walked up to Peter. She supported him up with one of her arms and took the shotgun from him at the sametime. She lifted the shotgun. “I believe you meant to say ‘Thank You’.” Then she blew off the kneeling vampire’s head.</text:span></text:p>
      <text:p text:style-name="P4"/>
      <text:p text:style-name="P6"><text:span text:style-name="T1">***</text:span></text:p>
      <text:p text:style-name="P4"><text:soft-page-break/></text:p>
      <text:p text:style-name="P6"><text:span text:style-name="T1"><text:tab/>“And you are going to get the scroll?”</text:span></text:p>
      <text:p text:style-name="P4"/>
      <text:p text:style-name="P1"><text:span text:style-name="T1">A redhead woman with wavy thick hair and green eyes spoke, seamingly floating on top of the coffee table. She was dressed in a business suit but it was tailored to accentuate her curves. She was sitting in a leather chair in front of an antique dark oak desk. She had a finger tapping irritatedly over a couple of sheets of paper.</text:span></text:p>
      <text:p text:style-name="P4"/>
      <text:p text:style-name="P1"><text:span text:style-name="T1">“You said it yourself, Clementine confirmed there could be such a spell. If it falls in the wrong hands our revolution would be for naught. There won’t be vampires to have one.”</text:span></text:p>
      <text:p text:style-name="P4"/>
      <text:p text:style-name="P1"><text:span text:style-name="T1">“You state the obvious if it fell into a hand of someone who’s not a vampire. However, Drake is one really fucked up asshole to wipe out all of our kind just to be the only King of the Hill.”</text:span></text:p>
      <text:p text:style-name="P4"/>
      <text:p text:style-name="P1"><text:span text:style-name="T1">Zea shook her head. “No, I doubt he would. More like he’ll use it as of a, hmm, shall we say a weapon of mass destruction?”</text:span></text:p>
      <text:p text:style-name="P4"/>
      <text:p text:style-name="P1"><text:span text:style-name="T1">The red head laughed. “Get the scroll. Destroy if you can. If not, just bring it back home.”</text:span></text:p>
      <text:p text:style-name="P4"/>
      <text:p text:style-name="P1"><text:span text:style-name="T1">“And somewhere in that timeline I get to kill Drake?”</text:span></text:p>
      <text:p text:style-name="P4"/>
      <text:p text:style-name="P1"><text:span text:style-name="T1">“In due time. Scroll takes priority. As you know, all other agents are currently out on missions so no one can assist you. Not that you need it. I am currently placing in a escape route for you to quickly get back.”</text:span></text:p>
      <text:p text:style-name="P4"/>
      <text:p text:style-name="P1"><text:span text:style-name="T1">Zea hid her grimace upon hearing about the other agents. The sting from the last operation where all of the them were together, had cut them down to only a handful and the new recruits, however paltry in numbers, were not ready for field work. Not by a long shot. “Send the details on my phone. Over and out.”</text:span></text:p>
      <text:p text:style-name="P4"/>
      <text:p text:style-name="P1"><text:span text:style-name="T1">“Stay safe.”</text:span></text:p>
      <text:p text:style-name="P4"/>
      <text:p text:style-name="P1"><text:soft-page-break/><text:span text:style-name="T1">The red haired woman disappeared into a silver box that was in the middle of the coffee table. Zea leaned into the couch she had been sitting on and took in the suite she was in. It was furnished with the finest modern furnitures and decor.</text:span></text:p>
      <text:p text:style-name="P4"/>
      <text:p text:style-name="P1"><text:span text:style-name="T1">After the Eternity nightclub incident, they went to a high end hotel where Peter had reserved a suite prior to their meeting. The vampire was too injured to move and dawn was nearly upon them so she had him stay in the bedroom while she stayed in the living room. <text:s text:c="2"/></text:span></text:p>
      <text:p text:style-name="P4"/>
      <text:p text:style-name="P1"><text:span text:style-name="T1">“Uh, are you done conversing with Elizabeth?”</text:span></text:p>
      <text:p text:style-name="P4"/>
      <text:p text:style-name="P1"><text:span text:style-name="T1">Zea let out a sigh. “Yes. Did you want something?”</text:span></text:p>
      <text:p text:style-name="P4"/>
      <text:p text:style-name="P1"><text:span text:style-name="T1">A door opened and Peter entered the living room. His wounds were gone. “I want to join you.”</text:span></text:p>
      <text:p text:style-name="P4"/>
      <text:p text:style-name="P1"><text:span text:style-name="T1">“No.”</text:span></text:p>
      <text:p text:style-name="P4"/>
      <text:p text:style-name="P1"><text:span text:style-name="T1">“But this is about our kind! Drake is a lunatic and a tyrant.” Peter was shaking as he moved to stand in front of Zea. “He doesn’t care about us. None of them care. We’re nothing but disposable pawns. Fodder for Hunters who cull us night after night like we’re a pack of sheeps. Food for the Weres and, worst, test subjects for Witches.”</text:span></text:p>
      <text:p text:style-name="P4"/>
      <text:p text:style-name="P1"><text:span text:style-name="T1">“This will be heavily armed. Likely another trap. You barely survived last night.”</text:span></text:p>
      <text:p text:style-name="P4"/>
      <text:p text:style-name="P1"><text:span text:style-name="T1">“I held my own last night! Elizabeth said we have to fight for our rights. Only then can we be truly free and equal among the masters and lords of ECs.” Peter was flushed red but his eyes blazed with righteous fury.</text:span></text:p>
      <text:p text:style-name="P4"/>
      <text:p text:style-name="P1"><text:span text:style-name="T1">Zea crossed one leg over the opposite knee. She rubbed her chin. She had that look once long ago. Idealistic. Naive as hell. <text:s/>“Tell me Peter, why did you join us?” She motioned him to seat in the matching couch across from her.</text:span></text:p>
      <text:p text:style-name="P4"/>
      <text:p text:style-name="P1"><text:span text:style-name="T1">He did so. When he sat down, he rested his arms over his knees. He looked down and stared at the cashmere rug for a moment, collecting his thoughts.</text:span></text:p>
      <text:p text:style-name="P4"><text:soft-page-break/></text:p>
      <text:p text:style-name="P1"><text:span text:style-name="T1">“I was turned five years ago. A loner. No living family. Perfect fodder. My sire was an older fodder. He didn’t care much for me and just turned me over to one of the EC’s training facility. We were there for a week at most. Trained us on basic shit. Then we were shipped off. Some of us to various vampire houses. Most of us to another facility.”</text:span></text:p>
      <text:p text:style-name="P4"/>
      <text:p text:style-name="P1"><text:span text:style-name="T1">Zea pursed her lips. “Five years ago, huh.”</text:span></text:p>
      <text:p text:style-name="P4"/>
      <text:p text:style-name="P1"><text:span text:style-name="T1">“Yeah, we were to be a distraction. We were slaughtered. And not by Witches, Weres or Hunters.”</text:span></text:p>
      <text:p text:style-name="P4"/>
      <text:p text:style-name="P1"><text:span text:style-name="T1">“By House Viram. I commend you for surviving that. I heard many died from the Viram and Duceland conflict.”</text:span></text:p>
      <text:p text:style-name="P4"/>
      <text:p text:style-name="P1"><text:span text:style-name="T1">Peter eyes misted a tint of red. “I saw many friends die and for what? Two vampire masters with a petty argument? I realized that’s what we are all really to them. Just fodder.”</text:span></text:p>
      <text:p text:style-name="P4"/>
      <text:p text:style-name="P1"><text:span text:style-name="T1">“And you’re not. That’s why you aren’t coming tonight,” said Zea as she stood up.</text:span></text:p>
      <text:p text:style-name="P4"/>
      <text:p text:style-name="P1"><text:span text:style-name="T1">“But--”</text:span></text:p>
      <text:p text:style-name="P4"/>
      <text:p text:style-name="P1"><text:span text:style-name="T1">“Last night couldn’t be helped. I would much prefer for those new to our cause to <text:s/>not jump into missions. You’re not fodder,” said Zea.</text:span></text:p>
      <text:p text:style-name="P4"/>
      <text:p text:style-name="P1"><text:span text:style-name="T1">Peter smiled broadly. He puffed out his chest. “I am ready to die for the cause. For Elizabeth.”</text:span></text:p>
      <text:p text:style-name="P4"/>
      <text:p text:style-name="P1"><text:span text:style-name="T1">“Elizabeth prefers you alive. The cause will die if everyone in it dies.” Zea crossed the room and went over to a desk. She pulled the drawer and picked up a laptop. “But I see you want to help. I don’t come over to Europe often so I would need a guide.” She turned to Peter. “Can you stay and just guide me?”</text:span></text:p>
      <text:p text:style-name="P4"/>
      <text:p text:style-name="P1"><text:soft-page-break/><text:span text:style-name="T1">Peter stood up and saluted. “It would be an honor.”</text:span></text:p>
      <text:p text:style-name="P4"/>
      <text:p text:style-name="P6"><text:span text:style-name="T1">***</text:span></text:p>
      <text:p text:style-name="P4"/>
      <text:p text:style-name="P6"><text:span text:style-name="T1"><text:tab/>Zea didn’t need a guide. She had already studied up on the area while Peter had slept yesterday, but she wanted him out of the way. As much as she appreciates his enthusiasm, he would only get in the way as he was now.</text:span></text:p>
      <text:p text:style-name="P4"/>
      <text:p text:style-name="P6"><text:span text:style-name="T1"><text:tab/>She picked up her tea and drank it. The black tea tasted of a slight citrus bitterness. Nevertheless, she enjoyed the tea as much as a vampire can. Food and beverages don’t quite have the same effect when they were living. They don’t crave them. They can consume and drink like the living, even enjoying the taste, but there was no hunger or thirst to satisfy. Only blood is what they hunger and thirst for and what truly will satisfy them.</text:span></text:p>
      <text:p text:style-name="P4"/>
      <text:p text:style-name="P1"><text:span text:style-name="T1">Across from the cafe she was sitting in, was the Barclays bank. She observed a few bodies going out of the front. She noted the number of people. Soon it would close and then she would make her move then.</text:span></text:p>
      <text:p text:style-name="P4"/>
      <text:p text:style-name="P1"><text:span text:style-name="T1">“Amon is a demon.” The words came from a skinny man who was conversing with a woman who looked well beyond his level from the table next to Zea.</text:span></text:p>
      <text:p text:style-name="P4"/>
      <text:p text:style-name="P1"><text:span text:style-name="T1">“Amon-Ra and he is a god,” corrected the woman. “And no, we don’t have the funds to buy tickets for a trip to New York to check out the Egyptian exhibit.”</text:span></text:p>
      <text:p text:style-name="P4"/>
      <text:p text:style-name="P1"><text:span text:style-name="T1">“C’mon, we can spare it? I really want to see it. We missed the exhibition when it was in London,” pleaded the man.</text:span></text:p>
      <text:p text:style-name="P4"/>
      <text:p text:style-name="P6"><text:span text:style-name="T1"><text:tab/>“I said we don’t have the funds.”</text:span></text:p>
      <text:p text:style-name="P4"/>
      <text:p text:style-name="P6"><text:span text:style-name="T1"><text:tab/>Zea rolled her eyes and tuned out the couple. Her phone buzzed. She scrunched up her eyebrows and moaned a little. Her phone continued to buzzed until she finally picked it up. “Yes, Peter?”</text:span></text:p>
      <text:p text:style-name="P4"/>
      <text:p text:style-name="P6"><text:span text:style-name="T1"><text:tab/>“I got the intel!”</text:span></text:p>
      <text:p text:style-name="P4"><text:soft-page-break/></text:p>
      <text:p text:style-name="P6"><text:span text:style-name="T1"><text:tab/>“Uh huh.”</text:span></text:p>
      <text:p text:style-name="P4"/>
      <text:p text:style-name="P6"><text:span text:style-name="T1"><text:tab/>“The scroll is in vault 9 in the lower levels. Oddly, not that much security. I only see one guard.”</text:span></text:p>
      <text:p text:style-name="P4"/>
      <text:p text:style-name="P6"><text:span text:style-name="T1"><text:tab/>“Of course, like I said. A trap.”</text:span></text:p>
      <text:p text:style-name="P4"/>
      <text:p text:style-name="P6"><text:span text:style-name="T1"><text:tab/>There was a short moment of silence before Peter spoke again. “I didn’t do anything. I just opened the computer and run that program you told me to. Then there was the info with a video showing the insides of the bank.”</text:span></text:p>
      <text:p text:style-name="P4"/>
      <text:p text:style-name="P6"><text:span text:style-name="T1"><text:tab/>“Yeah, that’s what it suppose to do.”</text:span></text:p>
      <text:p text:style-name="P4"/>
      <text:p text:style-name="P6"><text:span text:style-name="T1"><text:tab/>“I would imagine with this kind of tech you’d have that program send the info directly to your phone.”</text:span></text:p>
      <text:p text:style-name="P4"/>
      <text:p text:style-name="P6"><text:span text:style-name="T1"><text:tab/>“And that’s why we let you in our group. That and you wanted to kill EC members.” Zea took another sip of her tea. She counted three more people going out of the bank.</text:span></text:p>
      <text:p text:style-name="P4"/>
      <text:p text:style-name="P6"><text:span text:style-name="T1"><text:tab/>“How am I helping you then?”</text:span></text:p>
      <text:p text:style-name="P4"/>
      <text:p text:style-name="P6"><text:span text:style-name="T1"><text:tab/>“Keeping me company until I go in.” She smiled. She could hear Peter coughing.</text:span></text:p>
      <text:p text:style-name="P4"/>
      <text:p text:style-name="P6"><text:span text:style-name="T1"><text:tab/>“Uh, I--”</text:span></text:p>
      <text:p text:style-name="P4"/>
      <text:p text:style-name="P6"><text:soft-page-break/><text:span text:style-name="T1"><text:tab/>“Flattered. Don’t worry, I am not interested in you that way. I prefer the company of women.”</text:span></text:p>
      <text:p text:style-name="P4"/>
      <text:p text:style-name="P6"><text:span text:style-name="T1"><text:tab/>“I was going to say I would be honored. ”</text:span></text:p>
      <text:p text:style-name="P4"/>
      <text:p text:style-name="P6"><text:span text:style-name="T1"><text:tab/>“It was a joke, Peter.” Zea chuckled.</text:span></text:p>
      <text:p text:style-name="P4"/>
      <text:p text:style-name="P6"><text:span text:style-name="T1"><text:tab/>“A bad one. I prefer the company of men by the way.”</text:span></text:p>
      <text:p text:style-name="P4"/>
      <text:p text:style-name="P6"><text:span text:style-name="T1"><text:tab/>“Touche. I’ll buy you an American beer when this is all over.”</text:span></text:p>
      <text:p text:style-name="P4"/>
      <text:p text:style-name="P6"><text:span text:style-name="T1"><text:tab/>“No, thank you. You can keep your nasty American beer.”</text:span></text:p>
      <text:p text:style-name="P4"/>
      <text:p text:style-name="P6"><text:span text:style-name="T1"><text:tab/>Zea chuckled again. Peter was going to be a great recruit and, hopefully, an agent like herself.</text:span></text:p>
      <text:p text:style-name="P4"/>
      <text:p text:style-name="P1"><text:span text:style-name="T1">“More tea?” A waitress stood in front of Zea with a teapot.</text:span></text:p>
      <text:p text:style-name="P4"/>
      <text:p text:style-name="P1"><text:span text:style-name="T1">A commotion outside of the cafe had the waitress turning away before Zea could answer. Zea looked in the waitress’ direction and watched a wave of people clamoring to take a picture of someone coming out of the limionsine that had parked in front of a nearby restaurant. Among the people, a dark haired woman slipped out of them and into a dark alleyway.</text:span></text:p>
      <text:p text:style-name="P4"/>
      <text:p text:style-name="P1"><text:span text:style-name="T1">Zea narrowed her eyes. The movement was too smooth and fast for a human.</text:span></text:p>
      <text:p text:style-name="P4"/>
      <text:p text:style-name="P1"><text:span text:style-name="T1">“Oh my god, that’s Kimlee Carter!” yelped the waitress.</text:span></text:p>
      <text:p text:style-name="P4"><text:soft-page-break/></text:p>
      <text:p text:style-name="P1"><text:span text:style-name="T1">“Who?”</text:span></text:p>
      <text:p text:style-name="P4"/>
      <text:p text:style-name="P1"><text:span text:style-name="T1">“She’s an A-list actress and is nearly in every current movie playing. She also has a nice makeup line too,” said Peter.</text:span></text:p>
      <text:p text:style-name="P4"/>
      <text:p text:style-name="P1"><text:span text:style-name="T1">“And you know this?”</text:span></text:p>
      <text:p text:style-name="P4"/>
      <text:p text:style-name="P1"><text:span text:style-name="T1">“C’mon, now. You don’t watch movies?”</text:span></text:p>
      <text:p text:style-name="P4"/>
      <text:p text:style-name="P1"><text:span text:style-name="T1">“I hardly have the time.”</text:span></text:p>
      <text:p text:style-name="P4"/>
      <text:p text:style-name="P1"><text:span text:style-name="T1">The waitress turned around. “Sorry, about that. Did you want some more tea?””</text:span></text:p>
      <text:p text:style-name="P4"/>
      <text:p text:style-name="P1"><text:span text:style-name="T1">“I’m fine.”</text:span></text:p>
      <text:p text:style-name="P4"/>
      <text:p text:style-name="P1"><text:span text:style-name="T1">The waitress nodded and then went off to the next table.</text:span></text:p>
      <text:p text:style-name="P4"/>
      <text:p text:style-name="P1"><text:span text:style-name="T1">“Elizabeth really keeps you busy, huh.”</text:span></text:p>
      <text:p text:style-name="P4"/>
      <text:p text:style-name="P1"><text:span text:style-name="T1">“I am her best. How many are left in the bank? Civilians specifically.”</text:span></text:p>
      <text:p text:style-name="P4"/>
      <text:p text:style-name="P1"><text:soft-page-break/><text:span text:style-name="T1">“Two people it seems. How is Elizabeth?”</text:span></text:p>
      <text:p text:style-name="P4"/>
      <text:p text:style-name="P1"><text:span text:style-name="T1">“She’s great. Nice person.” Zea noted one person exited the bank.</text:span></text:p>
      <text:p text:style-name="P4"/>
      <text:p text:style-name="P1"><text:span text:style-name="T1">“Are you two, uh, together? I mean, she seem concern for you.”</text:span></text:p>
      <text:p text:style-name="P4"/>
      <text:p text:style-name="P1"><text:span text:style-name="T1">Now Zea was coughing. “No.”</text:span></text:p>
      <text:p text:style-name="P4"/>
      <text:p text:style-name="P1"><text:span text:style-name="T1">“Sorry. This is getting kind of awkward. Different question. How did Elizabeth become a vampire? I <text:s/>admire her greatly but I don’t really know her apart from what people whispered.”</text:span></text:p>
      <text:p text:style-name="P4"/>
      <text:p text:style-name="P1"><text:span text:style-name="T1">Zea finally saw the two remaining people exit the bank. It was time.</text:span></text:p>
      <text:p text:style-name="P4"/>
      <text:p text:style-name="P1"><text:span text:style-name="T1">“The short version. She was born in Boston in 1749. EC vampires decided to enter the Revolution war and she asked a vampire to make her one so that she could fight them. I’m going in. Take my stuff and wait for me at the escape route. Especially, if I get into trouble. Got it?”</text:span></text:p>
      <text:p text:style-name="P4"/>
      <text:p text:style-name="P1"><text:span text:style-name="T1">“What do you mean in trouble?”</text:span></text:p>
      <text:p text:style-name="P4"/>
      <text:p text:style-name="P1"><text:span text:style-name="T1">“I think ECs sent people to steal the scroll.”</text:span></text:p>
      <text:p text:style-name="P4"/>
      <text:p text:style-name="P1"><text:span text:style-name="T1">“Drake?”</text:span></text:p>
      <text:p text:style-name="P4"/>
      <text:p text:style-name="P1"><text:span text:style-name="T1">“Maybe.”</text:span></text:p>
      <text:p text:style-name="P4"><text:soft-page-break/></text:p>
      <text:p text:style-name="P1"><text:span text:style-name="T1">Zea stood up and placed a handful of euros. She slung over her purse that she had setted at her feet prior to entering the cafe. <text:s/>She nodded at the hostess who watched her place the money on the table. “Keep the change.” She left the cafe before the hostess could thank her.</text:span></text:p>
      <text:p text:style-name="P4"/>
      <text:p text:style-name="P1"><text:span text:style-name="T1">“I’m moving in. Get to the rendezvous point for the escape route.”</text:span></text:p>
      <text:p text:style-name="P4"/>
      <text:p text:style-name="P1"><text:span text:style-name="T1">“I will. Be careful.”</text:span></text:p>
      <text:p text:style-name="P4"/>
      <text:p text:style-name="P1"><text:span text:style-name="T1">Zea crossed the street. She went to the dark alleyway where she saw the vampire entered earlier. It was the path she was going to take anyways as there was a way through a basement window to get into the bank.</text:span></text:p>
      <text:p text:style-name="P4"/>
      <text:p text:style-name="P1"><text:span text:style-name="T1">She found the basement window and hesitated. Something was off. The glass broken. Some of it melted. She also smelled the unmistakable scents of ash and burn flesh. Explosion? She didn’t hear any sound from across the street.</text:span></text:p>
      <text:p text:style-name="P4"/>
      <text:p text:style-name="P1"><text:span text:style-name="T1">“What happened?” Zea looked at her phone and swiped several times across images of different rooms before settling back to where the scroll was at and the one guard. “Hmm, everything seem the same in these parts. Can you go to where I am at?”</text:span></text:p>
      <text:p text:style-name="P4"/>
      <text:p text:style-name="P1"><text:span text:style-name="T1">Zea watched on her phone the view shifted, as if she was there and turning around, before the video abruptly went black.</text:span></text:p>
      <text:p text:style-name="P4"/>
      <text:p text:style-name="P1"><text:span text:style-name="T1">“Fuck.”</text:span></text:p>
      <text:p text:style-name="P4"/>
      <text:p text:style-name="P1"><text:span text:style-name="T1">She putted her purse on the ground and removed a round object clipped on the strap. The purse turned into a large duffle bag the moment she removed the object. She opened the duffle bag and equipped herself the same weapons and gears as was last night except for her katana and shotgun. She had left them with Peter.</text:span></text:p>
      <text:p text:style-name="P4"/>
      <text:p text:style-name="P1"><text:span text:style-name="T1">Then she knocked out the remaining glass before slipping through the basement window. Once inside, not more than three feet away, was a burnt female body. She saw a pattern, a circle with five runes drawn in it, underneath the charred remains.</text:span></text:p>
      <text:p text:style-name="P4"/>
      <text:p text:style-name="P1"><text:soft-page-break/><text:span text:style-name="T1">A trap she was expecting but this was not what she was anticipated.</text:span></text:p>
      <text:p text:style-name="P4"/>
      <text:p text:style-name="P1"><text:span text:style-name="T1">“Hmm, interesting. Witches.”</text:span></text:p>
      <text:p text:style-name="P4"/>
      <text:p text:style-name="P1"><text:span text:style-name="T1">Also explains why her drone, who probably crossed a ward, went offline.</text:span></text:p>
      <text:p text:style-name="P4"/>
      <text:p text:style-name="P1"><text:span text:style-name="T1">She frowned. She didn’t pack any of her anti-witch gear. <text:s/>A distant memory emerged from the ghosts of those she had left behind. </text:span><text:span text:style-name="T2">If you can’t defeat an opponent without the sword then having one won’t help you. </text:span><text:span text:style-name="T1">She took out her grenades from her jacket and set them on near a trash bin. They wouldn’t be useful against a witch--especially, as it seem, a fire specialist.</text:span></text:p>
      <text:p text:style-name="P4"/>
      <text:p text:style-name="P1"><text:span text:style-name="T1">Zea moved past the remains of the vampire. At least she remembered the twist and turns to the vault that held the scroll. It won’t take her long before she reached there. She hugged the shadows whenever she could and made sure to scan ahead to <text:s/>spot any etching or symbols along the way.</text:span></text:p>
      <text:p text:style-name="P4"/>
      <text:p text:style-name="P1"><text:span text:style-name="T1">As she got closer to the vault she saw more and more charred bodies. How did she not see this? She had both her drone survey the area and also tapped into their security cameras earlier. None of them showed the bodies, some she suspected were days old. She noted to herself to ask Clementine the next time she sees her about this.</text:span></text:p>
      <text:p text:style-name="P4"/>
      <text:p text:style-name="P1"><text:span text:style-name="T1">Finally, Zea reached the room with the vault. She didn’t bother to hide in the shadows. The lone security guard, with his thumbs on his belt, and glowing purple eyes was enough evidence that such action would be futile. The guard stood in front of the scroll which was encased in a glass box.</text:span></text:p>
      <text:p text:style-name="P1"><text:span text:style-name="T1"><text:line-break/><text:tab/>“Perhaps you’re lucky? It seems all of my fire wards had been used.” A musing female voice came out of the security guards mouth.</text:span></text:p>
      <text:p text:style-name="P4"/>
      <text:p text:style-name="P1"><text:span text:style-name="T1">Zea crossed her arms. “I’m looking to buy that scroll over there.”</text:span></text:p>
      <text:p text:style-name="P4"/>
      <text:p text:style-name="P1"><text:span text:style-name="T1">The guard dissolved away to reveal a woman in a purple silk dress that matched her eerie purple eyes. She flicked her long black hair. “So you’re not one of the regulars attempting to steal the scroll before the auction?”</text:span></text:p>
      <text:p text:style-name="P4"/>
      <text:p text:style-name="P1"><text:span text:style-name="T1">“How much?”</text:span></text:p>
      <text:p text:style-name="P4"/>
      <text:p text:style-name="P1"><text:soft-page-break/><text:span text:style-name="T1">“It’s an auction, my dear vampire. As high as we can get it but we will not tolerate those who are unwilling to do so,” said the witch. She took a step forward.</text:span></text:p>
      <text:p text:style-name="P4"/>
      <text:p text:style-name="P1"><text:span text:style-name="T1">“So a few millions is a no go?” Zea took a step back in reaction. She had to maintain her distance in case the witch decides to barbecue her.</text:span></text:p>
      <text:p text:style-name="P4"/>
      <text:p text:style-name="P1"><text:span text:style-name="T1">The witch smiled. “You are a funny one. No.” Her eyes narrowed. “Personally, even if you had a few billions, I won’t sell it to your kind.”</text:span></text:p>
      <text:p text:style-name="P4"/>
      <text:p text:style-name="P1"><text:span text:style-name="T1">Zea clenched her jaw. The witch was one of those that were still bitter about past wars between their kind. “Ah, so all the burnt bodies along the way were vampires?”</text:span></text:p>
      <text:p text:style-name="P4"/>
      <text:p text:style-name="P1"><text:span text:style-name="T1">“No. A few hunters and werewolves. One stupid non-coven witch.”</text:span></text:p>
      <text:p text:style-name="P4"/>
      <text:p text:style-name="P1"><text:span text:style-name="T1">“Look, something tells me that the scroll doesn’t do what I was told. Else, you’d wipe us off the map by now.”</text:span></text:p>
      <text:p text:style-name="P4"/>
      <text:p text:style-name="P1"><text:span text:style-name="T1">The witch shrugged. “I cannot deny nor confirm that. However, I will not defy my priestess order. She wants it sold to the highest bidder. Now, I like you, despite you being a vampire. So I will let you turn away. You can try at the auction like everyone else but I am not sure how you will pull it off since it would be in the daylight and the buyer must be physically present. No third party allowed as well. Cash or gold only.”</text:span></text:p>
      <text:p text:style-name="P4"/>
      <text:p text:style-name="P1"><text:span text:style-name="T1">“Those are some shitty rules. Sounds like you guys really don’t want to sell that scroll to vampires.”</text:span></text:p>
      <text:p text:style-name="P4"/>
      <text:p text:style-name="P1"><text:span text:style-name="T1">“Ironic. The ECs were the ones that asked us to have those rules. You have ten seconds before I burn you to a crisp.”</text:span></text:p>
      <text:p text:style-name="P4"/>
      <text:p text:style-name="P1"><text:span text:style-name="T1">“I like you too. So I am going to not kill you but I will take the scroll.” Zea dove to the left, rolling on her shoulder to miss a ball of fire before getting back onto her feet. Something felt off on the balls of her feet as she withdrew her geometric sword.</text:span></text:p>
      <text:p text:style-name="P4"/>
      <text:p text:style-name="P1"><text:span text:style-name="T1">“You’re quick,” said the witch. “But I bet you don’t float.”</text:span></text:p>
      <text:p text:style-name="P4"><text:soft-page-break/></text:p>
      <text:p text:style-name="P1"><text:span text:style-name="T1">Zea snarled, showing her fangs. She was quicker than that. She looked down to see her feet seeking into the floor. “What magic is this? I didn’t see any runes on the ground.”</text:span></text:p>
      <text:p text:style-name="P4"/>
      <text:p text:style-name="P1"><text:span text:style-name="T1">The witch pointed upward.</text:span></text:p>
      <text:p text:style-name="P4"/>
      <text:p text:style-name="P1"><text:span text:style-name="T1">Zea followed and saw that there were a giant outlines of runes and symbols burned into the ceiling of the vault. This was why she felt off on her feet. This was why she didn’t see any of the charred bodies on her drone’s and security cameras.</text:span></text:p>
      <text:p text:style-name="P4"/>
      <text:p text:style-name="P1"><text:span text:style-name="T1">“Now be a good girl and burn,” said the witch as she lifted a hand.</text:span></text:p>
      <text:p text:style-name="P4"/>
      <text:p text:style-name="P1"><text:span text:style-name="T1">A wave of flame rushed forward at Zea.</text:span></text:p>
      <text:p text:style-name="P4"/>
      <text:p text:style-name="P1"><text:span text:style-name="T2">If your opponent had you pinned and they attack you head on, what do you do?</text:span></text:p>
      <text:p text:style-name="P5"/>
      <text:p text:style-name="P1"><text:span text:style-name="T1">Zea moved her sword, like a hypnotic dance, in a series of arcs. The flames moved around her, forced by the the air from her sword movements.</text:span></text:p>
      <text:p text:style-name="P4"/>
      <text:p text:style-name="P1"><text:span text:style-name="T1">The witch, to her, it seemed Zea had not moved at all. She watched the flames split around the vampire. Now it was her turn to snarl. “More!” she shouted.</text:span></text:p>
      <text:p text:style-name="P4"/>
      <text:p text:style-name="P1"><text:span text:style-name="T1">Now a wall of flames encircled Zea.</text:span></text:p>
      <text:p text:style-name="P4"/>
      <text:p text:style-name="P1"><text:span text:style-name="T2">And when they surround you?</text:span></text:p>
      <text:p text:style-name="P5"/>
      <text:p text:style-name="P1"><text:soft-page-break/><text:span text:style-name="T1">Zea eyes glowed red. The wall flames arched downward as if to encase her in a tomb of fire. However, they could only domed over her as a force seem to keep them away.</text:span></text:p>
      <text:p text:style-name="P4"/>
      <text:p text:style-name="P1"><text:span text:style-name="T1">“Who are you?” The witch shouted. She had faced many vampires--even Elder ones. This vampire was something else. Almost like a…. “Fuck it!”</text:span></text:p>
      <text:p text:style-name="P4"/>
      <text:p text:style-name="P1"><text:span text:style-name="T1">The flames grew taller and fiercer as if responding to the witch’s rage. Zea gritted her teeth. Her red eyes fading in and out with her true blue ones.</text:span></text:p>
      <text:p text:style-name="P4"/>
      <text:p text:style-name="P1"><text:span text:style-name="T2">That won’t do. No matter how long you’ve trained--how many battles you’ve fought--eventually, you will get tired.</text:span></text:p>
      <text:p text:style-name="P5"/>
      <text:p text:style-name="P1"><text:span text:style-name="T1">She took out a throwing knife from her jacket and threw it where she thought the witch was at. The fire kept on. Actually increasing in intensity.</text:span></text:p>
      <text:p text:style-name="P4"/>
      <text:p text:style-name="P1"><text:span text:style-name="T1">“You’re little knives are going to work. My fire will just melt them,” mocked the witch.</text:span></text:p>
      <text:p text:style-name="P4"/>
      <text:p text:style-name="P1"><text:span text:style-name="T1">A tendril of flames broke through, jolting towards Zea’s chest.</text:span></text:p>
      <text:p text:style-name="P4"/>
      <text:p text:style-name="P1"><text:span text:style-name="T2">But that isn’t a bad thing. It is is not over. No, it is at this moment you will see the universe.</text:span></text:p>
      <text:p text:style-name="P5"/>
      <text:p text:style-name="P1"><text:span text:style-name="T1">“Master, you ramble too much,” said Zea under her breathe, pushing away that distant echo. She didn’t need to see the universe and it wasn’t over yet. Not by a long shot. She slashed her sword upward with such ferocity that it left her hand. A column of wind was created and it caught the tendril in its vortex, pushing the flame upward.</text:span></text:p>
      <text:p text:style-name="P4"/>
      <text:p text:style-name="P1"><text:span text:style-name="T1">The sword and the tendril of flame, carried by the wind, thrusted upward and crashed into the ceiling. The sword struck first, embedding itself into the middle of a rune. The flames came next and spread across like a snake uncoiling. Along its path, it erased all of the burned in runes in a sea of blackness.</text:span></text:p>
      <text:p text:style-name="P4"/>
      <text:p text:style-name="P1"><text:span text:style-name="T1">Zea, her feet free from the runic magic, bursted out of wall of fires.</text:span></text:p>
      <text:p text:style-name="P4"><text:soft-page-break/></text:p>
      <text:p text:style-name="P1"><text:span text:style-name="T1">The witch had only time to open her mouth before she felt a fist in her gut. All air was knocked out of her before she felt a second striked across her back that sent her straight into the ground. All of the fires went out.</text:span></text:p>
      <text:p text:style-name="P4"/>
      <text:p text:style-name="P1"><text:span text:style-name="T1">Zea stood over the witch. She didn’t hit hard enough to kill the witch but the witch will have bruising and some fractures tomorrow. “I commend you. That wasn’t easy.”</text:span></text:p>
      <text:p text:style-name="P4"/>
      <text:p text:style-name="P1"><text:span text:style-name="T1">The witch didn’t respond.</text:span></text:p>
      <text:p text:style-name="P4"/>
      <text:p text:style-name="P1"><text:span text:style-name="T1">The vampire turned away. The scroll was there for her to take. All she had to do was grab it and run.</text:span></text:p>
      <text:p text:style-name="P4"/>
      <text:p text:style-name="P1"><text:span text:style-name="T1">“Zea!”</text:span></text:p>
      <text:p text:style-name="P4"/>
      <text:p text:style-name="P1"><text:span text:style-name="T1">The vampire turned sharply in the direction of the newcomer. “What the fuck? You are suppose to be at the escape point!”</text:span></text:p>
      <text:p text:style-name="P4"/>
      <text:p text:style-name="P1"><text:span text:style-name="T1">“Yeah but the video went dark. Looks like you had one hell of a battle,” said Peter who emerged where she had come from but stopped abruptly. A hand had curled around his collar of his sweatshirt. He was now face to face with Zea who was at his height. “You are really fast.”</text:span></text:p>
      <text:p text:style-name="P4"/>
      <text:p text:style-name="P1"><text:span text:style-name="T1">“Go back, now.” Zea pushed Peter away.</text:span></text:p>
      <text:p text:style-name="P4"/>
      <text:p text:style-name="P1"><text:span text:style-name="T1">He stumbled back. “But--”</text:span></text:p>
      <text:p text:style-name="P4"/>
      <text:p text:style-name="P1">“GO!”</text:p>
      <text:p text:style-name="P3"/>
      <text:p text:style-name="P1"><text:soft-page-break/><text:span text:style-name="T1">“The scroll is not there!”</text:span></text:p>
      <text:p text:style-name="P4"/>
      <text:p text:style-name="P1"><text:span text:style-name="T1">Zea whipped back and saw that there was nothing in the glass box. She went over to the witch and knelt beside her. She lifted the witch’s head by the hair. “Where is it? If I must, I will beat it out of you.”</text:span></text:p>
      <text:p text:style-name="P4"/>
      <text:p text:style-name="P1"><text:span text:style-name="T1">The witch only smiled. Zea let go of the witch disgustingly. She wasn’t going to get any answers.</text:span></text:p>
      <text:p text:style-name="P4"/>
      <text:p text:style-name="P1"><text:span text:style-name="T1">“It’s a trap. Like you said,” said Peter. He took out a scroll. “It was in another vault. I re-ran the surveillance video. There was a weird glitched and I noticed that the scroll was actually in two different vaults.”</text:span></text:p>
      <text:p text:style-name="P4"/>
      <text:p text:style-name="P1"><text:span text:style-name="T1">Zea shook her head. Peter may have just saved her from further trouble. “I owe you one.”</text:span></text:p>
      <text:p text:style-name="P4"/>
      <text:p text:style-name="P1"><text:span text:style-name="T1">“I am actually a wine kind of guy. If you still wanted to buy me a drink,” said Peter.</text:span></text:p>
      <text:p text:style-name="P4"/>
      <text:p text:style-name="P1"><text:span text:style-name="T1">“The one in his hands is also a trap,” smiled the witch, her eyes glowing purple once more.</text:span></text:p>
      <text:p text:style-name="P4"/>
      <text:p text:style-name="P1"><text:span text:style-name="T1">The scroll in Peter’s hand bursted into flames. Fire leapt up his arms. <text:s/>He screamed.</text:span></text:p>
      <text:p text:style-name="P4"/>
      <text:p text:style-name="P1"><text:span text:style-name="T1">Zea, without thinking, dashed to Peter.She had only time to knock his hands, the burning scroll tumbling down to the ground. Flames jumped over to her from the scroll and singed down her half of face, neck and shoulder.</text:span></text:p>
      <text:p text:style-name="P4"/>
      <text:p text:style-name="P1"><text:span text:style-name="T1">The witch stood up, albeit she had a hand around her ribs. “I, Idina of the New Dawn, will remember you, Zea, as I walked down the Halls of the Sisters of Dawn.” She murmured and then drew a rune into the air with purple light from her finger.</text:span></text:p>
      <text:p text:style-name="P4"/>
      <text:p text:style-name="P1"><text:span text:style-name="T1">Zea’s eyes went wide. Remembering a witch in her past who did similar actions. “Stop! You will kill yourself!”</text:span></text:p>
      <text:p text:style-name="P4"><text:soft-page-break/></text:p>
      <text:p text:style-name="P1"><text:span text:style-name="T1">“And you as well. Goodbye, Zea,” said the witch. She completed the rune.</text:span></text:p>
      <text:p text:style-name="P4"/>
      <text:p text:style-name="P1"><text:span text:style-name="T1">At first there was nothing. Then there was a light hovering the witch’s midsection. It started to grow. <text:s/></text:span></text:p>
      <text:p text:style-name="P4"/>
      <text:p text:style-name="P1"><text:span text:style-name="T1">Zea ran for it, taking a still burning and screaming Peter with her. She didn’t look back. Madly, she dashed to the vault’s exit. She lept right before she felt the heat wave hit her.</text:span></text:p>
      <text:p text:style-name="P4"/>
      <text:p text:style-name="P1"><text:span text:style-name="T1">Boom!</text:span></text:p>
      <text:p text:style-name="P4"/>
      <text:p text:style-name="P1"><text:span text:style-name="T1">An roaring explosion of flames blasted out of the vault and two dark shadows nearly escaped it. They landed hard on the ground and rolled before coming to a stop. The flames receded back. Smoke filled the area outside of the vault.</text:span></text:p>
      <text:p text:style-name="P4"/>
      <text:p text:style-name="P1"><text:span text:style-name="T1">“Peter?” coughed Zea.</text:span></text:p>
      <text:p text:style-name="P4"/>
      <text:p text:style-name="P1"><text:span text:style-name="T1">She pulled him to behind a statue where she propped him against it. He was smoking and most of his skin was blistering. “I have to get you blood. Hang on.”</text:span></text:p>
      <text:p text:style-name="P4"/>
      <text:p text:style-name="P1"><text:span text:style-name="T1">“No, too late,” croaked Peter. “They will come...you have to run.”</text:span></text:p>
      <text:p text:style-name="P4"/>
      <text:p text:style-name="P1"><text:span text:style-name="T1">“We will leave together. Peter, fuck, stay with me.”</text:span></text:p>
      <text:p text:style-name="P4"/>
      <text:p text:style-name="P1"><text:span text:style-name="T1">Peter tried to smile. “It hurts.”</text:span></text:p>
      <text:p text:style-name="P4"/>
      <text:p text:style-name="P1"><text:soft-page-break/><text:span text:style-name="T1">Zea pulled him up onto this feet. If she has to, she will give him her blood. They walked a few paces.</text:span></text:p>
      <text:p text:style-name="P4"/>
      <text:p text:style-name="P1"><text:span text:style-name="T1">“I...wished….”</text:span></text:p>
      <text:p text:style-name="P4"/>
      <text:p text:style-name="P1"><text:span text:style-name="T1">“Peter, you’re not dying. It’s just fucking fire!”</text:span></text:p>
      <text:p text:style-name="P4"/>
      <text:p text:style-name="P1"><text:span text:style-name="T1">“Can’t. Feel strange...weak.”</text:span></text:p>
      <text:p text:style-name="P4"/>
      <text:p text:style-name="P1"><text:span text:style-name="T1">Zea clenched her jaw. A trap indeed. She took one of his hands and found white markings like salt had been etched into the palm of his hand in a swirling pattern. The tightness of the coils in the pattern indicated it was a very lethal dosage. He must have got it when he took the scroll. “Vampire poison.” She gently let Peter down. There was nothing she could do. Soon he would be gone.</text:span></text:p>
      <text:p text:style-name="P4"/>
      <text:p text:style-name="P1"><text:span text:style-name="T1">“I wished I could….” His eyes hardly able to focus. “Have met her. Elizabeth.”</text:span></text:p>
      <text:p text:style-name="P4"/>
      <text:p text:style-name="P1"><text:span text:style-name="T1">Zea leaned forward and whispered into her his ears. When she pulled back, he was smiling. He stayed that way for several minutes. His eyes staring blankly at something past her.</text:span></text:p>
      <text:p text:style-name="P4"/>
      <text:p text:style-name="P1"><text:span text:style-name="T1">If there was an afterlife for her kind, she would have said rest in peace. Instead she crossed his arms over his chest and closed his eyes. It was the traditional way a vampire would rest in a coffin.</text:span></text:p>
      <text:p text:style-name="P4"/>
      <text:p text:style-name="P1"><text:span text:style-name="T1">In the distant she could hear footsteps heading in her direction. She stood up and left Peter, her eyes burning with intent. There was something she needed to do before she could leave the bank.</text:span></text:p>
      <text:p text:style-name="P4"/>
      <text:p text:style-name="P6"><text:span text:style-name="T1">***</text:span></text:p>
      <text:p text:style-name="P6"><text:span text:style-name="T1"><text:tab/>“Zea, we have to go now!”</text:span></text:p>
      <text:p text:style-name="P4"/>
      <text:p text:style-name="P6"><text:soft-page-break/><text:span text:style-name="T1"><text:tab/>A dark skinned man with haunting golden eyes shouted at Zea. The moonlight highlighting his chiseled face which matched his tall and built frame. He waited for a response from the agent, not sure if she heard him above the sound of the helicopter repellers.</text:span></text:p>
      <text:p text:style-name="P4"/>
      <text:p text:style-name="P6"><text:span text:style-name="T1"><text:tab/>Zea was staring out of the helicopter open doors, looking at the the Barclays bank from above.</text:span></text:p>
      <text:p text:style-name="P4"/>
      <text:p text:style-name="P6"><text:span text:style-name="T1"><text:tab/>“Zea!”</text:span></text:p>
      <text:p text:style-name="P4"/>
      <text:p text:style-name="P6"><text:span text:style-name="T1"><text:tab/>“I heard you, Robert. I just want to see this first,” shouted Zea. In her hands was a remote. She pushed the red button.</text:span></text:p>
      <text:p text:style-name="P4"/>
      <text:p text:style-name="P6"><text:span text:style-name="T1"><text:tab/>A few seconds latter, the bank exploded in multiple spots.</text:span></text:p>
      <text:p text:style-name="P4"/>
      <text:p text:style-name="P6"><text:span text:style-name="T1"><text:tab/>“Was it necessary?”</text:span></text:p>
      <text:p text:style-name="P4"/>
      <text:p text:style-name="P6"><text:span text:style-name="T1"><text:tab/>Zea shut the helicopter’s door and turned to Robert. “Someone told me Elizabeth should make her explosions bigger.”</text:span></text:p>
      <text:p text:style-name="P4"/>
      <text:p text:style-name="P6"><text:span text:style-name="T1"><text:tab/>Robert shook his head. “We wasted time!” He turned to the pilot. “Go now. Fast!”</text:span></text:p>
      <text:p text:style-name="P4"/>
      <text:p text:style-name="P1"><text:span text:style-name="T1">The pilot acknowledge and sped the helicopter away.<text:tab/>Twenty minutes later, they landed in a secluded small airport. A running private jet was waiting for them.</text:span></text:p>
      <text:p text:style-name="P4"/>
      <text:p text:style-name="P1"><text:span text:style-name="T1">They exited the helicopter.</text:span></text:p>
      <text:p text:style-name="P4"/>
      <text:p text:style-name="P1"><text:span text:style-name="T1">“It was not easy getting this.” Robert pulled out a cigarette and lit it up. He took a puff. “Elizabeth had to shuffle a lot stocks and, possibly, threaten a billionaire’s son. This is messy. Very unlike you.”</text:span></text:p>
      <text:p text:style-name="P4"><text:soft-page-break/></text:p>
      <text:p text:style-name="P1"><text:span text:style-name="T1">Zea said nothing.</text:span></text:p>
      <text:p text:style-name="P4"/>
      <text:p text:style-name="P1"><text:span text:style-name="T1">“There’s a dark room in there where no sunlight can touch you. Has a nice bed.” Robert stopped.</text:span></text:p>
      <text:p text:style-name="P4"/>
      <text:p text:style-name="P1"><text:span text:style-name="T1">Zea nodded. “You aren’t coming?”</text:span></text:p>
      <text:p text:style-name="P4"/>
      <text:p text:style-name="P1"><text:span text:style-name="T1">“Elizabeth pulled me out of my mission to clean up your dumbass shit. I suggest you stay out of Europe for awhile. They got your face all over the news and internet as a terrorist.”</text:span></text:p>
      <text:p text:style-name="P4"/>
      <text:p text:style-name="P1"><text:span text:style-name="T1">Zea’s jaw cracked. The EC had their hands in everything. “Make sure Peter’s will gets fulfilled.”</text:span></text:p>
      <text:p text:style-name="P4"/>
      <text:p text:style-name="P1"><text:span text:style-name="T1">Robert nodded. He flicked a piece of his cigarette off. “You mean destroy the vampire poison source. Now get the fuck out.”</text:span></text:p>
      <text:p text:style-name="P4"/>
      <text:p text:style-name="P1"><text:span text:style-name="T1">Zea eyebrows twitched before going up the stairs into the private jet. Once inside, the jet wasted no time. She felt it move.</text:span></text:p>
      <text:p text:style-name="P4"/>
      <text:p text:style-name="P1"><text:span text:style-name="T1">In the back, was a room with a bed. She went there and flopped onto the bed, noting that her shotgun and katana were strapped to the wall. The jet rumbled as she sped down the runway.</text:span></text:p>
      <text:p text:style-name="P4"/>
      <text:p text:style-name="P1"><text:span text:style-name="T1">Vampire poison she knew only the EC had it. Afterall, she was the one that gave it to them after she found it in one of Hitler’s lab during World War II. Another distant voice in her past echoed.</text:span></text:p>
      <text:p text:style-name="P4"/>
      <text:p text:style-name="P1"><text:span text:style-name="T2">It nearly killed you! Why are you giving it to them?</text:span></text:p>
      <text:p text:style-name="P5"/>
      <text:p text:style-name="P1"><text:soft-page-break/><text:span text:style-name="T1">The popping in her ear and the sudden jolt signaled that the jet went into the air.</text:span></text:p>
      <text:p text:style-name="P4"/>
      <text:p text:style-name="P1"><text:span text:style-name="T1">She turned over and stared at the jet’s ceiling. She touched her face, it was still burned. She recalled the many regrets and failures in her life. Compared to her successes, she wondered why anyone would think of her as anything other than a loser?</text:span></text:p>
      <text:p text:style-name="P4"/>
      <text:p text:style-name="P1"><text:span text:style-name="T1">A buzzing had her reaching for her phone in her pocket. The call was encrypted. She putted the phone to her ear. “Yeah?”</text:span></text:p>
      <text:p text:style-name="P4"/>
      <text:p text:style-name="P1"><text:span text:style-name="T1">“How are you feeling?”</text:span></text:p>
      <text:p text:style-name="P4"/>
      <text:p text:style-name="P1"><text:span text:style-name="T1">“Shit.”</text:span></text:p>
      <text:p text:style-name="P4"/>
      <text:p text:style-name="P1"><text:span text:style-name="T1">“I read the reports. It was his choice.”</text:span></text:p>
      <text:p text:style-name="P4"/>
      <text:p text:style-name="P1"><text:span text:style-name="T1">“I knew it was a trap. I should’ve just left it be and returned to the states. He would be alive right now.”</text:span></text:p>
      <text:p text:style-name="P4"/>
      <text:p text:style-name="P1"><text:span text:style-name="T1">“But we had to know. It wasn’t for nothing. We now know the EC is utilizing the vampire poison. We just need to get a sample and destroy the source.”</text:span></text:p>
      <text:p text:style-name="P4"/>
      <text:p text:style-name="P1"><text:span text:style-name="T1">“You didn’t just call me to regurgitate Robert's mission, did you?”</text:span></text:p>
      <text:p text:style-name="P4"/>
      <text:p text:style-name="P1"><text:span text:style-name="T1">“No. We actually have a problem.”</text:span></text:p>
      <text:p text:style-name="P4"/>
      <text:p text:style-name="P1"><text:span text:style-name="T1">“Problem as in that damn scroll?”</text:span></text:p>
      <text:p text:style-name="P4"><text:soft-page-break/></text:p>
      <text:p text:style-name="P1"><text:span text:style-name="T1">“Maybe. It’s being researched on right now. I am calling you because we have an outsider problem. <text:s/>Um, y’know, Jose, told me an outsider vampire has been buying blood from him.”</text:span></text:p>
      <text:p text:style-name="P4"/>
      <text:p text:style-name="P1"><text:span text:style-name="T1">“What’s the problem?” Zea would think they’d take care of one punk vampire. “Is the vampire a First?”</text:span></text:p>
      <text:p text:style-name="P4"/>
      <text:p text:style-name="P1"><text:span text:style-name="T1">“Like they will dare cross the ocean for us. This vampire is rather...unique. Better to see it for yourself. I am sending you a video. Put me on speaker.”</text:span></text:p>
      <text:p text:style-name="P4"/>
      <text:p text:style-name="P1"><text:span text:style-name="T1">Zea pulled her phone from her ear and, putting her phone on speaker, played the video. It was a short clip of a black haired woman, casually dressed in a short and t-shirt, entering a blood bank through the front door.</text:span></text:p>
      <text:p text:style-name="P4"/>
      <text:p text:style-name="P1"><text:span text:style-name="T1">“And am I supposed to recognize her?”</text:span></text:p>
      <text:p text:style-name="P4"/>
      <text:p text:style-name="P1"><text:span text:style-name="T1">“Look at the time.”</text:span></text:p>
      <text:p text:style-name="P4"/>
      <text:p text:style-name="P1"><text:span text:style-name="T1">In the corner of the video was a time of 12:45 pm. Afternoon. Zea was speechless for a moment. She replayed the video, zooming in at the door. No doubt sunlight had hit the vampire full on.</text:span></text:p>
      <text:p text:style-name="P4"/>
      <text:p text:style-name="P1"><text:span text:style-name="T1">“Many times she has bought from him. All in the afternoon and one time at night. Jose didn’t want to contact us until he could confirm. He even made her wait in the sun for two hours.”</text:span></text:p>
      <text:p text:style-name="P4"/>
      <text:p text:style-name="P1"><text:span text:style-name="T1">“A vampire that walks in daylight. Fuck.”</text:span></text:p>
      <text:p text:style-name="P4"/>
      <text:p text:style-name="P1"><text:span text:style-name="T1">“I kept this away from others. Right now only you, me and Jose knows.”</text:span></text:p>
      <text:p text:style-name="P4"/>
      <text:p text:style-name="P1"><text:soft-page-break/><text:span text:style-name="T1">Zea’s face went grim. “You suspect we have a mole in our midst.”</text:span></text:p>
      <text:p text:style-name="P4"/>
      <text:p text:style-name="P1"><text:span text:style-name="T1">“For some time. When you land, track Aric in the shadows but don’t strike. I want to see how deep this goes.”</text:span></text:p>
      <text:p text:style-name="P4"/>
      <text:p text:style-name="P1"><text:span text:style-name="T1">“I will shadow him. Keep an eye on our daylight walking vampire for me. ”</text:span></text:p>
      <text:p text:style-name="P4"/>
      <text:p text:style-name="P1"><text:span text:style-name="T1">“Of course. See you soon.”</text:span></text:p>
      <text:p text:style-name="P4"/>
      <text:p text:style-name="P1"><text:span text:style-name="T1">Zea hanged up and tossed her phone somewhere on her bed. She tucked her hands behind her head. First it was a scroll, then a daywalking vampire and finally a mole in her organization. She couldn’t help but feel that something was brewing and she may have not have a choice to not get involved.</text:span></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2" meta:paragraph-count="331" meta:word-count="7714" meta:character-count="41111" meta:non-whitespace-character-count="33677"/>
    <meta:generator>LibreOfficeDev/5.1.0.3$Linux_X86_64 LibreOffice_project/</meta:generator>
  </office:meta>
</office:document-meta>
</file>